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robot_suc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game &amp; refactor interface</text:p>
          </table:table-cell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324" calcext:value-type="float">
            <text:p>324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1:48:39.8828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8T22:25:23.526909000</dc:date>
    <meta:editing-duration>PT12H40M7S</meta:editing-duration>
    <meta:editing-cycles>56</meta:editing-cycles>
    <meta:document-statistic meta:table-count="1" meta:cell-count="215" meta:object-count="0"/>
  </office:meta>
</office:document-meta>
</file>